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cc" fo:font-weight="bold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800000"/>
    </style:style>
    <style:style style:name="T4" style:family="text">
      <style:text-properties fo:color="#000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\subsection{Revised Pattern Functions}</text:p>
      <text:p text:style-name="P1"><text:span text:style-name="T1">The pattern function names have been revised to be lexically more consistent with the </text:span><text:span text:style-name="T2">Unicon</text:span><text:span text:style-name="T1"> language by revising the function definitions file, </text:span><text:span text:style-name="T3">\texttt</text:span><text:span text:style-name="T1">{</text:span><text:span text:style-name="T2">fdef</text:span><text:span text:style-name="T1">.h}, and the patterns source file </text:span><text:span text:style-name="T3">\texttt</text:span><text:span text:style-name="T1">{</text:span><text:span text:style-name="T2">fxpattrn</text:span><text:span text:style-name="T1">.</text:span><text:span text:style-name="T2">ri</text:span><text:span text:style-name="T1">} in </text:span><text:span text:style-name="T2">Unicon</text:span><text:span text:style-name="T1"> source files. <text:s/>The table below condenses the Table 2 to show the </text:span><text:span text:style-name="T2">SNOBOL4</text:span><text:span text:style-name="T1"> pattern functions with their corresponding </text:span><text:span text:style-name="T2">Unicon</text:span><text:span text:style-name="T1"> functions for this implementation: <text:s/></text:span></text:p>
      <text:p text:style-name="P2"><text:span text:style-name="T4">\begin</text:span><text:span text:style-name="T1">{table}[</text:span><text:span text:style-name="T2">ht</text:span><text:span text:style-name="T1">]</text:span></text:p>
      <text:p text:style-name="P2"><text:span text:style-name="T1"><text:s text:c="16"/></text:span><text:span text:style-name="T3">\caption</text:span><text:span text:style-name="T1">{Pattern Functions}</text:span></text:p>
      <text:p text:style-name="P2"><text:span text:style-name="T1"><text:s text:c="16"/></text:span><text:span text:style-name="T3">\centering</text:span></text:p>
      <text:p text:style-name="P4"><text:s text:c="16"/></text:p>
      <text:p text:style-name="P2"><text:span text:style-name="T1"><text:s text:c="16"/></text:span><text:span text:style-name="T4">\begin</text:span><text:span text:style-name="T1">{tabular}{</text:span><text:span text:style-name="T2">|l|l|</text:span><text:span text:style-name="T1">}</text:span></text:p>
      <text:p text:style-name="P2"><text:span text:style-name="T1"><text:s text:c="24"/></text:span><text:span text:style-name="T3">\hline\hline</text:span></text:p>
      <text:p text:style-name="P2"><text:span text:style-name="T1"><text:s text:c="24"/></text:span><text:span text:style-name="T2">SNOBOL4</text:span><text:span text:style-name="T1"> &amp; </text:span><text:span text:style-name="T2">Unicon</text:span><text:span text:style-name="T1"> </text:span><text:span text:style-name="T3">\\</text:span></text:p>
      <text:p text:style-name="P2"><text:span text:style-name="T1"><text:s text:c="24"/></text:span><text:span text:style-name="T3">\hline</text:span></text:p>
      <text:p text:style-name="P2"><text:span text:style-name="T1"><text:s text:c="24"/>LEN(n) &amp; Len(n) </text:span><text:span text:style-name="T3">\\</text:span></text:p>
      <text:p text:style-name="P2"><text:span text:style-name="T1"><text:s text:c="24"/>SPAN(c) &amp; Span(c) <text:s/></text:span><text:span text:style-name="T3">\\</text:span></text:p>
      <text:p text:style-name="P2"><text:span text:style-name="T1"><text:s text:c="24"/>BREAK(c) &amp; Break(c) </text:span><text:span text:style-name="T3">\\</text:span></text:p>
      <text:p text:style-name="P2"><text:span text:style-name="T1"><text:s text:c="24"/>ANY(c) and </text:span><text:span text:style-name="T2">NOTANY</text:span><text:span text:style-name="T1">(c) &amp; Any(c) </text:span><text:span text:style-name="T3">\\</text:span></text:p>
      <text:p text:style-name="P2"><text:span text:style-name="T1"><text:s text:c="24"/>TAB(n) and </text:span><text:span text:style-name="T2">RTAB</text:span><text:span text:style-name="T1">(n) &amp; Tab(n) </text:span><text:span text:style-name="T3">\\</text:span></text:p>
      <text:p text:style-name="P2"><text:span text:style-name="T1"><text:s text:c="24"/>REM &amp; Rem() </text:span><text:span text:style-name="T3">\\</text:span></text:p>
      <text:p text:style-name="P2"><text:span text:style-name="T1"><text:s text:c="24"/></text:span><text:span text:style-name="T2">POS</text:span><text:span text:style-name="T1">(n) and </text:span><text:span text:style-name="T2">RPOS</text:span><text:span text:style-name="T1">(n) &amp; </text:span><text:span text:style-name="T2">Pos</text:span><text:span text:style-name="T1">(n) </text:span><text:span text:style-name="T3">\\</text:span></text:p>
      <text:p text:style-name="P2"><text:span text:style-name="T1"><text:s text:c="24"/>FAIL &amp; Back() </text:span><text:span text:style-name="T3">\\</text:span></text:p>
      <text:p text:style-name="P2"><text:span text:style-name="T1"><text:s text:c="24"/>FENCE &amp; Fence() </text:span><text:span text:style-name="T3">\\</text:span></text:p>
      <text:p text:style-name="P2"><text:span text:style-name="T1"><text:s text:c="24"/>ABORT &amp; Cancel() </text:span><text:span text:style-name="T3">\\</text:span></text:p>
      <text:p text:style-name="P2"><text:span text:style-name="T1"><text:s text:c="24"/></text:span><text:span text:style-name="T2">ARB</text:span><text:span text:style-name="T1"> &amp; </text:span><text:span text:style-name="T2">Arb</text:span><text:span text:style-name="T1">() </text:span><text:span text:style-name="T3">\\</text:span></text:p>
      <text:p text:style-name="P2"><text:span text:style-name="T1"><text:s text:c="24"/></text:span><text:span text:style-name="T2">ARBNO</text:span><text:span text:style-name="T1">(p) &amp; </text:span><text:span text:style-name="T2">Arbno</text:span><text:span text:style-name="T1">(p) </text:span><text:span text:style-name="T3">\\</text:span></text:p>
      <text:p text:style-name="P2"><text:span text:style-name="T1"><text:s text:c="24"/></text:span><text:span text:style-name="T2">BAL</text:span><text:span text:style-name="T1"> &amp; </text:span><text:span text:style-name="T2">Bal</text:span><text:span text:style-name="T1">() </text:span><text:span text:style-name="T3">\\</text:span></text:p>
      <text:p text:style-name="P2"><text:span text:style-name="T1"><text:s text:c="24"/></text:span><text:span text:style-name="T3">\hline</text:span></text:p>
      <text:p text:style-name="P1"><text:span text:style-name="T1"><text:s text:c="16"/></text:span><text:span text:style-name="T4">\end</text:span><text:span text:style-name="T1">{tabular}</text:span></text:p>
      <text:p text:style-name="P1"><text:span text:style-name="T4">\end</text:span><text:span text:style-name="T1">{table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4:03:38.098002680</meta:creation-date>
    <dc:date>2015-02-22T14:04:23.804451200</dc:date>
    <meta:editing-duration>P0D</meta:editing-duration>
    <meta:editing-cycles>1</meta:editing-cycles>
    <meta:document-statistic meta:table-count="0" meta:image-count="0" meta:object-count="0" meta:page-count="1" meta:paragraph-count="26" meta:word-count="129" meta:character-count="1320" meta:non-whitespace-character-count="724"/>
    <meta:generator>LibreOffice/4.2.7.2$Linux_X86_64 LibreOffice_project/420m0$Build-2</meta:generator>
  </office:meta>
</office:document-meta>
</file>